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weight="bold"/>
    </style:style>
    <style:style style:name="T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ột bài viết ngắn giới thiệu về REST</text:h>
      <text:p text:style-name="Text_20_body">Bạn có thể hoặc không thể biết được rằng có một cuộc tranh luận đang xảy ra về 1 phương pháp chính xác để thực hiện việc giao tiếp không đồng bộ giữa ứng dụng và ứng dụng. Trong khi xu hướng hiện nay là tập trung vào các dịch vụ Web dựa trên SOAP, WSDL và WS – Trong tình hình thế giới hiện nay, có 1 bộ phận nhỏ, khẳng định rằng có 1 phương pháp tốt hơn: đó là REST, viết tắt của cụm từ REpresentational State Transfer. Trong bài viết này, tôi sẽ cố gắng cung cấp một thực tế để giới thiệu REST và RESTful tích hợp ứng dụng HTTP mà không làm ảnh hưởng đến cuộc tranh luận này. Tôi sẽ đi vào chi tiết hơn trong khi giải thích những khía cạnh mà theo kinh nghiệm của tôi, gây ra nhiều cuộc thảo luận nhất khi một người nào đó được tiếp xúc với phương pháp này lần đầu tiên.</text:p>
      <text:h text:style-name="Heading_20_2" text:outline-level="2">Nguyên tắc chính của REST</text:h>
      <text:p text:style-name="Text_20_body">Hầu hết những bài giới thiệu về REST bắt đầu với định nghĩa và kiến thức chung. Nhưng tôi sẽ không đề cập đến việc này trong 1 thời gian và đưa ra 1 định nghĩa đơn giản và thực tế: “REST là 1 tập hợp những nguyên lý để xác định thế nào là là tiêu chuẩn của Web, giống như HTTP và URIs, <office:annotation><dc:creator>chu.anh.tuan </dc:creator><dc:date>2013-10-08T17:31:30</dc:date><text:p text:style-name="P2"><text:span text:style-name="T2">không phải là giả sử</text:span></text:p></office:annotation>giả sử được sử dụng (thường khác 1 chút so với những gì người ta thực sự làm). Tôi hứa là nếu các bạn tuân thủ nguyên tắc REST khi thiết kế ứng dụng của bạn, bạn sẽ kết thúc với 1 hệ thống mà nó khai thác kiến trúc của Web để tạo ra lợi ích cho bạn. <office:annotation><dc:creator>chu.anh.tuan </dc:creator><dc:date>2013-10-08T17:32:25</dc:date><text:p text:style-name="P2"><text:span text:style-name="T2">Xuống dòng cho 5 nguyên tắc</text:span></text:p></office:annotation>Tóm lại, 5 nguyên tắc chính là: 1. Đưa cho tất cả mọi “thứ” 1 ID 2. Liên kết mọi thứ với nhau. 3. <office:annotation><dc:creator>chu.anh.tuan </dc:creator><dc:date>2013-10-08T17:44:45</dc:date><text:p text:style-name="P2"><text:span text:style-name="T2">Sử dụng các hàm tiêu chuẩn</text:span></text:p></office:annotation>Sử dụng các phương pháp tiêu chuẩn. 4. <office:annotation><dc:creator>chu.anh.tuan </dc:creator><dc:date>2013-10-08T17:45:08</dc:date><text:p text:style-name="P2"><text:span text:style-name="T2">Resources với nhiều cách biểu diễn</text:span></text:p></office:annotation>Resources with multiple representations(Resources với nhiều sự representations) 5. Giao tiếp statelessly (Communicate statelessly) Bây giờ, chúng ta sẽ đi sâu và những nguyên tắc này.</text:p>
      <text:h text:style-name="Heading_20_3" text:outline-level="3">1. Đưa cho tất cả mọi “thứ” 1 ID</text:h>
      <text:p text:style-name="Text_20_body">Tôi đang sử dụng thuật ngữ "thứ" ở đây thay vì dùng từ chính xác "resource" vì đây là một nguyên tắc đơn giản vậy nên nó không nên bị ẩn đi đằng sau một thuật ngữ. Nếu bạn nghĩ về các hệ thống mà con người xây dựng, thường có một tập hợp các khái niệm trừu tượng quan trọng <office:annotation><dc:creator>chu.anh.tuan </dc:creator><dc:date>2013-10-08T17:56:02</dc:date><text:p text:style-name="P2"><text:span text:style-name="T2">remove</text:span></text:p></office:annotation>nào đó đáng được <office:annotation><dc:creator>chu.anh.tuan </dc:creator><dc:date>2013-10-08T17:55:46</dc:date><text:p text:style-name="P2"><text:span text:style-name="T2">định danh</text:span></text:p></office:annotation>xác định. <office:annotation><dc:creator>chu.anh.tuan </dc:creator><dc:date>2013-10-08T17:57:29</dc:date><text:p text:style-name="P2"><text:span text:style-name="T2">dịch sai ý</text:span></text:p></office:annotation>Tất cả mọi thứ cần được nhận dạng rõ ràng thì sẽ nhận được một ID – <office:annotation><dc:creator>chu.anh.tuan </dc:creator><dc:date>2013-10-08T18:00:49</dc:date><text:p text:style-name="P2"><text:span text:style-name="T2">Trong thế giới Web, có một khái niệm thống nhất về ID</text:span></text:p></office:annotation>Trong Web, có 1 khái niệm đồng nhất cho ID: đó là URI (Uniform Resource Identifier). <office:annotation><dc:creator>chu.anh.tuan </dc:creator><dc:date>2013-10-08T18:05:34</dc:date><text:p text:style-name="P2"><text:span text:style-name="T2">URIs cấu thành global namespace</text:span></text:p></office:annotation>URIs tạo ra namespace toàn cầu, và sử dụng URI để <office:annotation><dc:creator>chu.anh.tuan </dc:creator><dc:date>2013-10-08T18:08:32</dc:date><text:p text:style-name="P2"><text:span text:style-name="T2">định danh</text:span></text:p></office:annotation>xác định những resources chủ yếu của bạn nghĩa là nó có 1 ID duy nhất, toàn cầu. Lợi ích chính của việc <office:annotation><dc:creator>chu.anh.tuan </dc:creator><dc:date>2013-10-08T18:13:31</dc:date><text:p text:style-name="P2"><text:span text:style-name="T2">anh nghĩ là “hệ thống đặt tên”</text:span></text:p></office:annotation>đặt tên thống nhất là bạn không cần phải đưa ra cấu trúc riêng của mình – bạn có thể dựa vào những gì đã được xác định, làm việc khá tốt trên quy mô toàn cầu. và được hiểu bởi bất kỳ ai trong thực tế. Nếu bạn đang xem xét 1 <office:annotation><dc:creator>chu.anh.tuan </dc:creator><dc:date>2013-10-08T18:21:02</dc:date><text:p text:style-name="P2"><text:span text:style-name="T2">đối tượng cấp cao bất kỳ</text:span></text:p><text:p text:style-name="P2"><text:span text:style-name="T2">nhưng theo anh, ko nen dịch cụm high-level object</text:span></text:p></office:annotation>đối tượng cao cấp tùy ý trong ứng dụng cuối cùng mà bạn đã xây dựng (giả sử nó không được <office:annotation><dc:creator>chu.anh.tuan </dc:creator><dc:date>2013-10-08T18:23:08</dc:date><text:p text:style-name="P2"><text:span text:style-name="T2">xây dựng</text:span></text:p></office:annotation>thực thi theo phương pháp RESTful), <office:annotation><dc:creator>chu.anh.tuan </dc:creator><dc:date>2013-10-08T18:28:59</dc:date><text:p text:style-name="P2"><text:span text:style-name="T2">sửa lại câu cho thuận hơn</text:span></text:p></office:annotation>thì nó rất có thể có nhiều trường hợp khi bạn được hưởng lợi từ điều này. Ví dụ nếu ứng dụng của bạn bao gồm Customer abstraction, thì tôi có lý do để tin chắc rằng người dung có thể gửi 1 link đến 1 khách hang cụ thể thông qua email cho đồng nghiệp, tạo bookmark cho nó trên trình duyệt, hoặc thậm chí ghi nó trên một mảnh giấy. To drive home this point ( Để thuyết phục người đọc, người nghe theo ý kiến của mình): Tưởng tượng nếu trang Amazon.com không thể xác định được từng sản phẩm của họ qua ID duy nhất (URI), thì đó là 1 điều kinh khủng.</text:p>
      <text:p text:style-name="Text_20_body">Khi đối mặt với ý tưởng này, nhiều người tự hỏi rằng điều này có nghĩa là họ nên <office:annotation><dc:creator>chu.anh.tuan </dc:creator><dc:date>2013-10-09T08:46:29</dc:date><text:p text:style-name="P3"><text:span text:style-name="T3">dịch sai nghĩa expose</text:span></text:p></office:annotation>chỉ ra các mục cơ sở dữ liệu (hoặc IDs của họ) một cách trực tiếp – và thường kinh hoàng trước ý tưởng đơn thuần, từ những năm làm việc với hướng đối tượng đã nói với chúng tôi rằng <office:annotation><dc:creator>chu.anh.tuan </dc:creator><dc:date>2013-10-09T08:49:36</dc:date><text:p text:style-name="P3"><text:span text:style-name="T3">sai nghĩa</text:span></text:p></office:annotation>để ẩn các khía cạnh bền vững như một chi tiết thực hiện . Nhưng ở đây không bị xung đột gì cả. Thông thường – những “thứ” – Resource - đáng được xác định với một URI trừu tượng hơn rất nhiều so với một mục cơ sở <text:soft-page-break/>dữ liệu. Ví dụ, Order resource có thể bao gồm order items, địa chỉ và rất nhiều khía cạnh khác mà có thể bạn không muốn chỉ ra <office:annotation><dc:creator>chu.anh.tuan </dc:creator><dc:date>2013-10-09T08:53:46</dc:date><text:p text:style-name="P3"><text:span text:style-name="T3">sai nghĩa</text:span></text:p></office:annotation>như để lộ những resource mang tính cá nhân có thể xác định được. Lấy ý tưởng của việc <office:annotation><dc:creator>chu.anh.tuan </dc:creator><dc:date>2013-10-09T08:56:32</dc:date><text:p text:style-name="P2"><text:span text:style-name="T2">Sai nghĩa</text:span></text:p></office:annotation>xác định tất cả mọi thứ đó là giá trị được xác định tiếp tục dẫn đến việc tạo ra các resource mà bạn thường không nhìn thấy trong một ứng dụng thiết kế điển hình : Một quá trình hoặc tiến trình, bán hàng, đàm phán , yêu cầu báo giá - những là tất cả các ví dụ về "những điều " mà đáng được xác định . <office:annotation><dc:creator>chu.anh.tuan </dc:creator><dc:date>2013-10-09T09:06:37</dc:date><text:p text:style-name="P2"><text:span text:style-name="T2">sai nghĩa</text:span></text:p></office:annotation>Điều này , lần lượt, có thể dẫn đến việc tạo ra các thực thể bền vững hơn trong một thiết kế RESTful. Đây là 1 vài ví dụ về URIs mà bạn có thể xem qua:</text:p>
      <text:p text:style-name="Preformatted_20_Text">http://example.com/customers/1234</text:p>
      <text:p text:style-name="Preformatted_20_Text">http://example.com/orders/2007/10/776654</text:p>
      <text:p text:style-name="Preformatted_20_Text">http://example.com/products/4554</text:p>
      <text:p text:style-name="P1">http://example.com/processes/salary-increase-234</text:p>
      <text:p text:style-name="Text_20_body">Giống như tôi đã chọn để tạo nên URIs con người dễ hiều – 1 khái niệm hữu ích, mặc dù chưa cần thiết đến thiết kế RESTful, nó khá là dễ dàng để đoán đc nghĩa: Họ chắc chắn sẽ xác định riêng rẽ “items”. Nhưng hãy nhìn xem:</text:p>
      <text:p text:style-name="Preformatted_20_Text">http://example.com/orders/2007/11</text:p>
      <text:p text:style-name="P1">http://example.com/products?color=green</text:p>
      <text:p text:style-name="Text_20_body">Đầu tiên, <office:annotation><dc:creator>chu.anh.tuan </dc:creator><dc:date>2013-10-09T09:18:52</dc:date><text:p text:style-name="P3"><text:span text:style-name="T3">sai nghĩa</text:span></text:p></office:annotation>những thứ này xuất hiện khác nhau, sau đó, chúng không <office:annotation><dc:creator>chu.anh.tuan </dc:creator><dc:date>2013-10-09T09:19:19</dc:date><text:p text:style-name="P2"><text:span text:style-name="T2">định danh</text:span></text:p></office:annotation>xác định 1 thứ, nhưng mà là 1 tập hợp nhiều thứ (giả sử URI đầu tiên xác định tất cả đơn hàng gửi vào 11/2007, và thứ 2 là tập hợp các sản phẩm có màu xanh lá cây). Nhưng những tập hợp này là nhưng thứ thực tế - resources and <office:annotation><dc:creator>chu.anh.tuan </dc:creator><dc:date>2013-10-09T09:22:11</dc:date><text:p text:style-name="P3"><text:span text:style-name="T3">sai nghĩa</text:span></text:p></office:annotation>chúng chắc chắn về sự xác định.</text:p>
      <text:p text:style-name="Text_20_body"><office:annotation><dc:creator>chu.anh.tuan </dc:creator><dc:date>2013-10-09T09:24:22</dc:date><text:p text:style-name="P2"><text:span text:style-name="T2">sai nghĩa</text:span></text:p></office:annotation>Lưu ý rằng những lợi ích của việc duy nhất, sơ đồ đặt tên thống nhất trên toàn cầu áp dụng cho cả việc sử dụng các trang web trong trình duyệt của bạn và thông tin liên lạc máy-và-máy. Tổng kết nguyên tắc đầu tiên: Sử dụng URI <office:annotation><dc:creator>chu.anh.tuan </dc:creator><dc:date>2013-10-09T09:32:31</dc:date><text:p text:style-name="P3"><text:span text:style-name="T3">để định danh cho mọi thứ đáng ra có thể được định danh</text:span></text:p></office:annotation>để xác định tất cả mọi thứ mà công việc mang tính chất, đặc biệt, tất cả các resource "cấp cao" mà ứng dụng của bạn cung cấp, cho dù họ đại diện cho các cá nhân, bộ sưu tập các mặt hàng, các đối tượng ảo và vật lý, hoặc <office:annotation><dc:creator>chu.anh.tuan </dc:creator><dc:date>2013-10-09T09:33:03</dc:date><text:p text:style-name="P2"><text:span text:style-name="T2">kết quả tính toán</text:span></text:p></office:annotation>tính toán kết quả .</text:p>
      <text:h text:style-name="Heading_20_3" text:outline-level="3">2. Kết nối mọi thứ với nhau</text:h>
      <text:p text:style-name="Text_20_body">Nguyên lý tiếp theo, chúng ta sẽ nhìn 1 cách miêu tả mà hơi khó một chút: “Hypermedia as the engine of application state ”. thỉnh thoảng, viết tắt là (HATEOAS). Tại cốt lõi của nó là khái niệm về hypermedia ( siêu phương tiện truyền thông), hoặc là 1 từ khác: ý tưởng của các liên kết. Các liên kết là 1 thứ gì đó chúng ta đến quen từ HTML, nhưng chúng không giới hạn sự tiêu dung của con người. Hay xem đoạn code XML sau:</text:p>
      <text:p text:style-name="Preformatted_20_Text">&lt;order self='http://example.com/customers/1234' &gt; </text:p>
      <text:p text:style-name="Preformatted_20_Text"><text:s text:c="3"/>&lt;amount&gt;23&lt;/amount&gt; </text:p>
      <text:p text:style-name="Preformatted_20_Text"><text:s text:c="3"/>&lt;product ref='http://example.com/products/4554' /&gt; </text:p>
      <text:p text:style-name="Preformatted_20_Text"><text:s text:c="3"/>&lt;customer ref='http://example.com/customers/1234' /&gt; </text:p>
      <text:p text:style-name="P1">&lt;/order&gt; </text:p>
      <text:p text:style-name="Text_20_body">Nếu bạn nhìn vào các liên kết sản phẩm và khách hàng trong tài liệu này, bạn có thể dễ dàng tưởng tượng một ứng dụng đã lấy nó có thể "theo" các liên kết để lấy thêm thông tin. Tất nhiên, đây sẽ là trường hợp nếu có một "id" thuộc tính đơn giản tôn trọng một số <office:annotation><dc:creator>chu.anh.tuan </dc:creator><dc:date>2013-10-09T10:14:03</dc:date><text:p text:style-name="P2"><text:span text:style-name="T2">nên dịch là quy tắc hoặc hệ thống đặt tên</text:span></text:p></office:annotation>đề án đặt tên ứng dụng cụ thể, nhưng chỉ trong bối cảnh của ứng dụng. Cái hay của phương pháp tiếp cận liên kết sử dụng các URI là các liên kết có thể trỏ đến các resource được cung cấp bởi một ứng dụng khác nhau, một máy chủ khác nhau, hoặc thậm chí một công ty khác nhau trên lục địa khác - bởi vì các sơ đồ đặt tên là một tiêu chuẩn toàn cầu, tất cả các resource tạo nên các trang web có thể được liên kết với nhau. Có một khía cạnh quan trọng hơn <office:annotation><dc:creator>chu.anh.tuan </dc:creator><dc:date>2013-10-09T10:28:29</dc:date><text:p text:style-name="P2"><text:span text:style-name="T2">nên thêm từ về</text:span></text:p></office:annotation> các nguyên tắc hypermedia - "state" một phần của ứng dụng. <text:soft-page-break/>Trong ngắn hạn, thực tế là các máy chủ (hoặc nhà cung cấp dịch vụ) cung cấp một tập hợp các liên kết đến các khách hàng (người tiêu dùng dịch vụ) cho phép khách hàng để di chuyển các ứng dụng <office:annotation><dc:creator>chu.anh.tuan </dc:creator><dc:date>2013-10-09T11:46:39</dc:date><text:p text:style-name="P2"><text:span text:style-name="T2">sai nghĩa</text:span></text:p></office:annotation>từ một tiểu bang tiếp theo bằng cách làm theo một liên kết. Chúng tôi sẽ xem xét những ảnh hưởng của khía cạnh này trong một bài viết sắp tới, vì thời điểm này, chỉ cần lưu ý rằng liên kết là một cách rất hữu ích để làm cho một ứng dụng động. Tổng kết các nguyên tắc này: Sử dụng các liên kết để tham khảo những điều mang tính chất (resources) bất cứ nơi nào có thể. Siêu liên kết là những gì làm cho các trang web trở thành trang web.</text:p>
      <text:h text:style-name="Heading_20_3" text:outline-level="3">3. Use standard methods</text:h>
      <text:p text:style-name="Text_20_body">Có 1 sự giả định ngầm trong 2 nguyên tắc đầu tiên: đó là các ứng dụng thực sự có thể làm điều gì đó có ý nghĩa với các URI. Nếu bạn thấy một URI được viết ở mặt bên của một chiếc xe buýt, bạn có thể nhập vào trường địa chỉ của trình duyệt và nhấn Enter - nhưng làm thế nào để trình duyệt của bạn biết phải làm gì với các URI?</text:p>
      <text:p text:style-name="Text_20_body">Nó biết phải làm gì vì mọi resources hỗ trợ các <office:annotation><dc:creator>chu.anh.tuan </dc:creator><dc:date>2013-10-09T13:31:19</dc:date><text:p text:style-name="P2"><text:span text:style-name="T2">interface giống nhau</text:span></text:p></office:annotation>giao diện tương tự, cùng một tập hợp các phương pháp (hoặc các hoạt động. <office:annotation><dc:creator>chu.anh.tuan </dc:creator><dc:date>2013-10-09T13:35:33</dc:date><text:p text:style-name="P2"><text:span text:style-name="T2">sai nghĩa</text:span></text:p></office:annotation>HTTP gọi những động từ, và thêm vào hai động từ mọi người đều biết (GET và POST), tập hợp các phương pháp tiêu chuẩn bao gồm PUT, DELETE, HEAD và OPTIONS. Ý nghĩa của các phương pháp này được định nghĩa trong đặc tả HTTP, cùng với một số bảo đảm về cách thực hiện của nó. Nếu bạn là một người lập trình hướng đối tượng, bạn có thể tưởng tượng rằng mọi resources trong một hệ thống RESTful HTTP mở rộng một class như thế này (trong một số Java / C #-cú pháp giả lập và tập trung vào các phương pháp chính):</text:p>
      <text:p text:style-name="Preformatted_20_Text">class Resource {</text:p>
      <text:p text:style-name="Preformatted_20_Text"><text:s text:c="5"/>Resource(URI u);</text:p>
      <text:p text:style-name="Preformatted_20_Text"><text:s text:c="5"/>Response get();</text:p>
      <text:p text:style-name="Preformatted_20_Text"><text:s text:c="5"/>Response post(Request r);</text:p>
      <text:p text:style-name="Preformatted_20_Text"><text:s text:c="5"/>Response put(Request r);</text:p>
      <text:p text:style-name="Preformatted_20_Text"><text:s text:c="5"/>Response delete();</text:p>
      <text:p text:style-name="P1">}</text:p>
      <text:p text:style-name="Text_20_body">Bởi vì cùng một interface được sử dụng cho mọi resources, bạn có thể dựa vào khả năng <office:annotation><dc:creator>chu.anh.tuan </dc:creator><dc:date>2013-10-09T13:50:53</dc:date><text:p text:style-name="P2"><text:span text:style-name="T2">dịch là gọi ra</text:span></text:p></office:annotation>lấy một <office:annotation><dc:creator>chu.anh.tuan </dc:creator><dc:date>2013-10-09T13:55:57</dc:date><text:p text:style-name="P2"><text:span text:style-name="T2">không nên dịch</text:span></text:p></office:annotation>đại diện - <office:annotation><dc:creator>chu.anh.tuan </dc:creator><dc:date>2013-10-09T13:56:21</dc:date><text:p text:style-name="P2"><text:span text:style-name="T2">dịch sai</text:span></text:p></office:annotation>tức là , một số trả về nó - sử dụng GET . Bởi vì ngữ nghĩa của GET được xác định trong các <office:annotation><dc:creator>chu.anh.tuan </dc:creator><dc:date>2013-10-09T14:02:09</dc:date><text:p text:style-name="P2"><text:span text:style-name="T2">đặc tả</text:span></text:p></office:annotation>đặc điểm kỹ thuật , bạn có thể chắc chắn rằng bạn không có <office:annotation><dc:creator>chu.anh.tuan </dc:creator><dc:date>2013-10-09T14:02:25</dc:date><text:p text:style-name="P2"><text:span text:style-name="T2">nghĩa vụ phải mô tả lại</text:span></text:p></office:annotation>nghĩa vụ khi bạn gọi nó - đây là lý do tại sao phương pháp này được gọi là "an toàn" . GET hỗ trợ bộ nhớ đệm rất hiệu quả và tinh vi , vì vậy trong nhiều trường hợp, bạn thậm chí không cần phải gửi một yêu cầu đến máy chủ . Bạn cũng có thể chắc chắn rằng một GET là idempotent (Idempotent là thực hiện 10 requests và có chung 1 kết quả. 1 idempotent request có thể tạo ra 1 thứ gì đó trong cơ sở dữ liệu ở lần đầu tiên và không lặp lại hành động đó nữa – ref: <text:a xlink:type="simple" xlink:href="http://blog.brush.co.nz/2008/03/more-get-post/">http://blog.brush.co.nz/2008/03/more-get-post/</text:a>) - nếu bạn đưa ra một yêu cầu GET và không có kết quả , bạn có thể không biết yêu cầu của bạn không bao giờ tới địa điểm hoặc phản ứng đã bị mất trong lúc trả về. Bảo lãnh idempotence có nghĩa là bạn <office:annotation><dc:creator>chu.anh.tuan </dc:creator><dc:date>2013-10-09T14:08:29</dc:date><text:p text:style-name="P2"><text:span text:style-name="T2">cần check lại nghĩa</text:span></text:p></office:annotation>chỉ có thể phát hành lại yêu cầu. Idempotence(danh từ của idempotent) cũng được bảo đảm cho PUT ( mà về cơ bản có nghĩa là " cập nhật resource này với dữ liệu này , hoặc tạo ra nó tại URI này nếu nó không có ở đó " ) và DELETE (bạn có thể chỉ cần cố gắng <office:annotation><dc:creator>chu.anh.tuan </dc:creator><dc:date>2013-10-09T14:35:06</dc:date><text:p text:style-name="P3"><text:span text:style-name="T3">nhiều lần</text:span></text:p></office:annotation>một lần nữa và một lần nữa cho đến khi bạn nhận được kết quả là - xóa cái gì mà không có ở đó không phải là một vấn đề) . POST , mà thường có nghĩa là " tạo ra một resource mới " , cũng có thể được sử dụng để gọi <office:annotation><dc:creator>chu.anh.tuan </dc:creator><dc:date>2013-10-09T14:40:28</dc:date><text:p text:style-name="P2"><text:span text:style-name="T2">sai ý</text:span></text:p></office:annotation>xử lý tùy ý và do đó không an toàn và idempotent. Nếu bạn <office:annotation><dc:creator>chu.anh.tuan </dc:creator><dc:date>2013-10-09T15:00:20</dc:date><text:p text:style-name="P3"><text:span text:style-name="T3">dịch là đưa ra, phát tán hoặc cung cấp</text:span></text:p></office:annotation>tiếp xúc với các chức năng ứng dụng của bạn (hoặc chức năng dịch vụ) trong một phương pháp RESTful, <office:annotation><dc:creator>chu.anh.tuan </dc:creator><dc:date>2013-10-09T15:00:55</dc:date><text:p text:style-name="P2"><text:span text:style-name="T2">sai nghĩa, xem khanh</text:span></text:p></office:annotation>nguyên tắc này cũng hạn chế áp dụng cho bạn. Điều này là khó chấp nhận nếu bạn đang sử dụng một phương pháp thiết kế <office:annotation><dc:creator>chu.anh.tuan </dc:creator><dc:date>2013-10-09T15:02:48</dc:date><text:p text:style-name="P2"><text:span text:style-name="T2">bỏ từ nhau đi</text:span></text:p></office:annotation>khác nhau - sau tất cả, bạn rất có thể bị thuyết phục rằng ứng dụng của bạn có logic nhiều hơn những gì có thể diễn tả với một số ít hoạt động. Hãy để tôi dành thời gian để cố gắng thuyết phục bạn rằng đây không <text:soft-page-break/>phải là trường hợp đó. Xem xét ví dụ sau đây của một scenario:<text:line-break/><draw:a xlink:type="simple" xlink:href="https://a248.e.akamai.net/camo.github.com/a5743d64677b76cd97096d7e8e011b237ac44a07/687474703a2f2f7777772e696e666f712e636f6d2f7265736f757263652f61727469636c65732f726573742d696e74726f64756374696f6e2f656e2f7265736f75726365732f666967757265312e6a7067" office:target-frame-name="_blank" xlink:show="new"><draw:frame draw:style-name="fr1" draw:name="graphics1" text:anchor-type="as-char" svg:width="2.1043in" svg:height="2.6252in" draw:z-index="0"><draw:image xlink:href="https://a248.e.akamai.net/camo.github.com/a5743d64677b76cd97096d7e8e011b237ac44a07/687474703a2f2f7777772e696e666f712e636f6d2f7265736f757263652f61727469636c65732f726573742d696e74726f64756374696f6e2f656e2f7265736f75726365732f666967757265312e6a7067" xlink:type="simple" xlink:show="embed" xlink:actuate="onLoad"/><svg:title>Scenarino1</svg:title></draw:frame></draw:a></text:p>
      <text:p text:style-name="Text_20_body">Bạn có thể thấy rằng có hai dịch vụ được <office:annotation><dc:creator>chu.anh.tuan </dc:creator><dc:date>2013-10-09T15:37:38</dc:date><text:p text:style-name="P2"><text:span text:style-name="T2">dịch là khai báo</text:span></text:p></office:annotation>xác định ở đây (mà không ám chỉ bất kỳ công nghệ thực hiện cụ thể). Giao diện cho các dịch vụ này là <office:annotation><dc:creator>chu.anh.tuan </dc:creator><dc:date>2013-10-09T15:44:10</dc:date><text:p text:style-name="P2"><text:span text:style-name="T2">riêng biệt cho từng task</text:span></text:p></office:annotation>cụ thể cho công việc - đó là dịch vụ OrderManagement và CustomerManagement <office:annotation><dc:creator>chu.anh.tuan </dc:creator><dc:date>2013-10-09T15:44:32</dc:date><text:p text:style-name="P2"><text:span text:style-name="T2">mà chúng ta đang bàn đến </text:span></text:p></office:annotation>. Nếu một khách hàng muốn sử dụng các dịch vụ này, nó cần phải được code <office:annotation><dc:creator>chu.anh.tuan </dc:creator><dc:date>2013-10-09T15:46:49</dc:date><text:p text:style-name="P2"><text:span text:style-name="T2">dựa vào</text:span></text:p></office:annotation>chống lại interface đặc biệt này - không có cách nào để sử dụng một <office:annotation><dc:creator>chu.anh.tuan </dc:creator><dc:date>2013-10-09T15:52:05</dc:date><text:p text:style-name="P2"><text:span text:style-name="T2">không dịch</text:span></text:p></office:annotation>khách hàng đã được xây dựng trước khi các interface <office:annotation><dc:creator>chu.anh.tuan </dc:creator><dc:date>2013-10-09T15:52:34</dc:date><text:p text:style-name="P2"><text:span text:style-name="T2">này</text:span></text:p></office:annotation> đã được <office:annotation><dc:creator>chu.anh.tuan </dc:creator><dc:date>2013-10-09T15:53:16</dc:date><text:p text:style-name="P2"><text:span text:style-name="T2">chỉ rõ để tương tác một cách có ý nghĩa với chúng</text:span></text:p></office:annotation>xác định để có ý nghĩa tương tác với họ. Các interface xác định giao thức ứng dụng của dịch vụ. Trong một cách tiếp cận RESTful HTTP, bạn sẽ nhận được interface chung tạo nên các giao thức ứng dụng HTTP. Bạn có thể đưa ra một cái gì đó như thế này:<text:line-break/><draw:a xlink:type="simple" xlink:href="https://a248.e.akamai.net/camo.github.com/44e884285b731ac2ccc3d519bb12dc0cde09e64d/687474703a2f2f696d61676575707065722e636f6d2f7330332f312f372f52313338313231333435303732383934375f312e6a7067" office:target-frame-name="_blank" xlink:show="new"><draw:frame draw:style-name="fr1" draw:name="graphics2" text:anchor-type="as-char" svg:width="3.6665in" svg:height="3.6665in" draw:z-index="1"><draw:image xlink:href="https://a248.e.akamai.net/camo.github.com/44e884285b731ac2ccc3d519bb12dc0cde09e64d/687474703a2f2f696d61676575707065722e636f6d2f7330332f312f372f52313338313231333435303732383934375f312e6a7067" xlink:type="simple" xlink:show="embed" xlink:actuate="onLoad"/><svg:title>Scenarino2</svg:title></draw:frame></draw:a></text:p>
      <text:p text:style-name="Text_20_body">Bạn có thể thấy những hoạt động cụ thể của một dịch vụ đã được map tới các phương thức HTTP tiêu chuẩn - và để phân biệt, tôi đã tạo ra một <office:annotation><dc:creator>chu.anh.tuan </dc:creator><dc:date>2013-10-09T16:00:34</dc:date><text:p text:style-name="P2"><text:span text:style-name="T2">hệ thống đầy đủ</text:span></text:p></office:annotation>whole universe resource mới. "Đó là 1 sự gian lận!". Một GET trên một URI xác định một khách hàng chỉ là có ý nghĩa như một hoạt động getCustomerDetails. Một số người đã sử dụng một hình tam giác để hình dung này:<text:line-break/><text:soft-page-break/><draw:a xlink:type="simple" xlink:href="https://a248.e.akamai.net/camo.github.com/9cd4f033b5946b0b82b271f97b1f2b938da000b3/687474703a2f2f7777772e696e666f712e636f6d2f7265736f757263652f61727469636c65732f726573742d696e74726f64756374696f6e2f656e2f7265736f75726365732f666967757265332e6a7067" office:target-frame-name="_blank" xlink:show="new"><draw:frame draw:style-name="fr1" draw:name="graphics3" text:anchor-type="as-char" svg:width="2.6252in" svg:height="2.6252in" draw:z-index="2"><draw:image xlink:href="https://a248.e.akamai.net/camo.github.com/9cd4f033b5946b0b82b271f97b1f2b938da000b3/687474703a2f2f7777772e696e666f712e636f6d2f7265736f757263652f61727469636c65732f726573742d696e74726f64756374696f6e2f656e2f7265736f75726365732f666967757265332e6a7067" xlink:type="simple" xlink:show="embed" xlink:actuate="onLoad"/><svg:title>Scenarino3</svg:title></draw:frame></draw:a><text:line-break/>Hãy tưởng tượng ba đỉnh là nút bạn có thể thay đổi. Bạn có thể thấy trong <office:annotation><dc:creator>chu.anh.tuan </dc:creator><dc:date>2013-10-09T16:04:43</dc:date><text:p text:style-name="P2"><text:span text:style-name="T2">remove</text:span></text:p></office:annotation>các phương pháp tiếp cận đầu tiên, bạn có nhiều hoạt động và nhiều loại dữ liệu và một số cố định của "instances" (về cơ bản, <office:annotation><dc:creator>chu.anh.tuan </dc:creator><dc:date>2013-10-09T16:05:33</dc:date><text:p text:style-name="P2"><text:span text:style-name="T2">nhiều như là</text:span></text:p></office:annotation>như nhiều như bạn có các dịch vụ). Trong <office:annotation><dc:creator>chu.anh.tuan </dc:creator><dc:date>2013-10-09T16:05:45</dc:date><text:p text:style-name="P2"><text:span text:style-name="T2">phương pháp</text:span></text:p></office:annotation>lần thứ hai, bạn có một <office:annotation><dc:creator>chu.anh.tuan </dc:creator><dc:date>2013-10-09T16:06:31</dc:date><text:p text:style-name="P2"><text:span text:style-name="T2">số lượng giới hạn</text:span></text:p></office:annotation>số lượng các hoạt động nhất định, nhiều loại dữ liệu và <office:annotation><dc:creator>chu.anh.tuan </dc:creator><dc:date>2013-10-09T16:08:56</dc:date><text:p text:style-name="P2"><text:span text:style-name="T2">nhiều</text:span></text:p></office:annotation>các đối tượng để gọi các <office:annotation><dc:creator>chu.anh.tuan </dc:creator><dc:date>2013-10-09T16:09:38</dc:date><text:p text:style-name="P2"><text:span text:style-name="T2">các hàm đã được giới hạn</text:span></text:p></office:annotation>phương pháp cố định trên. Vấn đề của việc này là để minh họa rằng về cơ bản bạn có thể thể hiện bất cứ điều gì bạn thích với cả hai phương pháp. Tại sao điều này lại quan trọng ? Về cơ bản, nó làm cho phần ứng dụng của bạn trở thành 1 phần của web - đóng góp vào những gì đã biến Web vào ứng dụng thành công nhất của Internet là tỷ lệ thuận với số lượng resources mà nó thêm vào đó . Trong khi tiếp cận RESTful, một ứng dụng có thể thêm một vài triệu <office:annotation><dc:creator>chu.anh.tuan </dc:creator><dc:date>2013-10-09T16:15:31</dc:date><text:p text:style-name="P2"><text:span text:style-name="T2">URI của khách hàng</text:span></text:p></office:annotation>khách hàng URI lên web , nếu nó được thiết kế <office:annotation><dc:creator>chu.anh.tuan </dc:creator><dc:date>2013-10-09T16:16:39</dc:date><text:p text:style-name="P2"><text:span text:style-name="T2">theo cách giống như các ứng dụng</text:span></text:p></office:annotation>các ứng dụng cùng một cách đã được thiết kế trong CORBA(Common Object Request Broker Architecture) lần, đóng góp của nó thường là một "điểm cuối " duy nhất - — comparable to a very small door that provides entry to a universe of resource only for those who have the key. (Can’t translate it..) Interface thống nhất cũng cho phép mọi thành phần mà hiểu được giao thức ứng dụng HTTP để tương tác với các ứng dụng của bạn . Ví dụ về các thành phần được hưởng lợi từ điều này là <office:annotation><dc:creator>chu.anh.tuan </dc:creator><dc:date>2013-10-09T16:24:30</dc:date><text:p text:style-name="P2"><text:span text:style-name="T2">không nên dịch là khách hàng mà nên dịch là ứng dụng phía client</text:span></text:p></office:annotation>khách hàng chung chung như proxy curl và wget , , lưu trữ , máy chủ HTTP , gateways , ngay cả Google / Yahoo / MSN! , Và nhiều hơn nữa. Tóm tắt: Đối với khách hàng để có thể tương tác với các resources của bạn, họ cần thực hiện các giao thức ứng dụng mặc định ( HTTP ) một cách chính xác , tức là sử dụng các phương pháp tiêu chuẩn GET, PUT , POST , DELETE.</text:p>
      <text:h text:style-name="Heading_20_3" text:outline-level="3">4. Resources with multiple representations</text:h>
      <text:p text:style-name="Text_20_body">Chúng tôi đã bỏ qua một sự rắc rối nhẹ cho đến nay: làm thế nào một <office:annotation><dc:creator>chu.anh.tuan </dc:creator><dc:date>2013-10-09T16:30:03</dc:date><text:p text:style-name="P2"><text:span text:style-name="T2">để nguyên không dịch sẽ chính xác hơn</text:span></text:p></office:annotation>khách hàng biết làm thế nào để đối phó với các dữ liệu nó trả về, ví dụ như là kết quả của một yêu cầu GET hoặc POST? Phương pháp của HTTP là cho phép tách biệt các mối quan tâm giữa xử lý giữ liệu và gọi các hoạt động. Nói cách khác, một khách hàng mà biết làm thế nào để xử lý một dạng dữ liệu đặc biệt có thể tương tác với tất cả các resources <office:annotation><dc:creator>chu.anh.tuan </dc:creator><dc:date>2013-10-09T16:34:55</dc:date><text:p text:style-name="P2"><text:span text:style-name="T2">, cái mà </text:span></text:p></office:annotation> có thể cung cấp một đại diện trong định dạng này. Chúng ta hãy minh họa điều này bằng một ví dụ nữa. Sử dụng nội dung HTTP, một khách hàng có thể yêu cầu một <office:annotation><dc:creator>chu.anh.tuan </dc:creator><dc:date>2013-10-09T16:37:44</dc:date><text:p text:style-name="P2"><text:span text:style-name="T2">thể hiện</text:span></text:p></office:annotation>đại diện trong một định dạng đặc biệt:</text:p>
      <text:p text:style-name="Preformatted_20_Text">GET /customers/1234 HTTP/1.1</text:p>
      <text:p text:style-name="Preformatted_20_Text">Host: example.com </text:p>
      <text:p text:style-name="P1">Accept: application/vnd.mycompany.customer+xml <text:s/></text:p>
      <text:p text:style-name="Text_20_body">Kết quả có thể là 1 vài company-specific XML định dạng mà nó đại diện cho thông tin người dung. Nếu khách hàng gửi một yêu cầu khác tương tự như sau:</text:p>
      <text:p text:style-name="Preformatted_20_Text"><text:span text:style-name="Source_20_Text">GET /customers/1234 HTTP/1.1</text:span></text:p>
      <text:p text:style-name="Preformatted_20_Text"><text:soft-page-break/><text:span text:style-name="Source_20_Text">Host: example.com </text:span></text:p>
      <text:p text:style-name="P1"><text:span text:style-name="Source_20_Text">Accept: text/x-vcard </text:span></text:p>
      <text:p text:style-name="Text_20_body">Kết quả có thể là địa chỉ khách hàng trong định dạng VCard . (<office:annotation><dc:creator>chu.anh.tuan </dc:creator><dc:date>2013-10-09T16:39:31</dc:date><text:p text:style-name="P2"><text:span text:style-name="T2">sai nghĩa</text:span></text:p></office:annotation>Tôi đã không thể hiện được responses, trong đó sẽ chứa <office:annotation><dc:creator>chu.anh.tuan </dc:creator><dc:date>2013-10-09T16:40:27</dc:date><text:p text:style-name="P2"><text:span text:style-name="T2">dữ liệu mô tả</text:span></text:p></office:annotation>siêu dữ liệu về <office:annotation><dc:creator>chu.anh.tuan </dc:creator><dc:date>2013-10-09T16:39:58</dc:date><text:p text:style-name="P2"><text:span text:style-name="T2">remove</text:span></text:p></office:annotation>các loại dữ liệu trong <office:annotation><dc:creator>chu.anh.tuan </dc:creator><dc:date>2013-10-09T16:41:08</dc:date><text:p text:style-name="P2"><text:span text:style-name="T2">không dịch cũng được</text:span></text:p></office:annotation>các loại nội dung HTTP header) <office:annotation><dc:creator>chu.anh.tuan </dc:creator><dc:date>2013-10-09T16:43:01</dc:date><text:p text:style-name="P2"><text:span text:style-name="T2">sai nghĩa</text:span></text:p></office:annotation>Điều này cho thấy lý do tại sao lý tưởng , đại diện của một resource phải ở trong định dạng tiêu chuẩn - nếu một khách hàng "biết" cả <office:annotation><dc:creator>chu.anh.tuan </dc:creator><dc:date>2013-10-09T16:43:43</dc:date><text:p text:style-name="P2"><text:span text:style-name="T2">remove</text:span></text:p></office:annotation>hai ứng dụng giao thức HTTP và một tập hợp các định dạng dữ liệu , nó có thể tương tác với bất kỳ ứng dụng RESTful HTTP trên thế giới <office:annotation><dc:creator>chu.anh.tuan </dc:creator><dc:date>2013-10-09T16:44:21</dc:date><text:p text:style-name="P2"><text:span text:style-name="T2">thiếu</text:span></text:p></office:annotation>. Thật không may, chúng tôi không có định dạng tiêu chuẩn cho tất cả mọi thứ , nhưng bạn có thể hình dung như thế nào người ta có thể tạo ra một hệ sinh thái nhỏ hơn trong một công ty hay một tập hợp các đối tác cộng tác bằng cách dựa vào các định dạng tiêu chuẩn. Tất nhiên tất cả điều này không chỉ áp dụng cho các dữ liệu được gửi từ máy chủ cho <office:annotation><dc:creator>chu.anh.tuan </dc:creator><dc:date>2013-10-09T16:45:40</dc:date><text:p text:style-name="P2"><text:span text:style-name="T2">để nguyên là client hoặc dịch là máy khách</text:span></text:p></office:annotation>khách hàng, mà còn cho các hướng ngược lại - một máy chủ có thể tiêu thụ dữ liệu trong các định dạng <office:annotation><dc:creator>chu.anh.tuan </dc:creator><dc:date>2013-10-09T16:49:49</dc:date><text:p text:style-name="P2"><text:span text:style-name="T2">check</text:span></text:p></office:annotation>cụ thể mà không quan tâm đến các loại hình cụ thể của khách hàng, cung cấp nó theo giao thức ứng dụng . Còn có một lợi ích quan trọng của việc có nhiều đại diện resource trong thực tế : Nếu bạn cung cấp cả một HTML và một đại diện XML của resource của bạn, họ <office:annotation><dc:creator>chu.anh.tuan </dc:creator><dc:date>2013-10-09T16:51:16</dc:date><text:p text:style-name="P2"><text:span text:style-name="T2">có thể</text:span></text:p></office:annotation>sử dụng không chỉ bởi ứng dụng của bạn , mà còn bởi tất cả các trình duyệt Web chuẩn - nói cách khác , thông tin trong ứng dụng của bạn trở nên có sẵn cho tất cả mọi người <office:annotation><dc:creator>chu.anh.tuan </dc:creator><dc:date>2013-10-09T16:52:32</dc:date><text:p text:style-name="P2"><text:span text:style-name="T2">remove</text:span></text:p></office:annotation>ai cũng biết cách sử dụng web . Có một cách khác để khai thác điều này : Bạn có thể <office:annotation><dc:creator>chu.anh.tuan </dc:creator><dc:date>2013-10-09T16:53:24</dc:date><text:p text:style-name="P2"><text:span text:style-name="T2">chuyển</text:span></text:p></office:annotation>bật của ứng dụng giao diện người dùng Web <office:annotation><dc:creator>chu.anh.tuan </dc:creator><dc:date>2013-10-09T16:53:56</dc:date><text:p text:style-name="P2"><text:span text:style-name="T2">thành</text:span></text:p></office:annotation>vào Web API của nó - sau khi tất cả , thiết kế API thường được thúc đẩy bởi ý tưởng rằng tất cả mọi thứ có thể được thực hiện thông qua giao diện người dùng, <office:annotation><dc:creator>chu.anh.tuan </dc:creator><dc:date>2013-10-09T16:54:43</dc:date><text:p text:style-name="P2"><text:span text:style-name="T2">cái mà</text:span></text:p></office:annotation> cũng nên có thể thực hiện được thông qua API. Gộp hai nhiệm vụ vào một là một cách khá hữu ích để có được một giao diện web tốt hơn cho cả con người và các ứng dụng khác . <text:span text:style-name="T1">Tóm tắt</text:span>: Cung cấp nhiều đại diện của resources cho các nhu cầu khác nhau .</text:p>
      <text:h text:style-name="Heading_20_3" text:outline-level="3">5. Giao tiếp statelessly (Communicate statelessly)</text:h>
      <text:p text:style-name="Text_20_body">Nguyên tắc cuối cùng tôi muốn giải quyết <office:annotation><dc:creator>chu.anh.tuan </dc:creator><dc:date>2013-10-09T17:38:11</dc:date><text:p text:style-name="P2"><text:span text:style-name="T2">remove</text:span></text:p></office:annotation>vấn đề là stateless communication. Trước hết , điều quan trọng cần nhấn mạnh rằng mặc dù REST <office:annotation><dc:creator>chu.anh.tuan </dc:creator><dc:date>2013-10-09T17:05:10</dc:date><text:p text:style-name="P2"><text:span text:style-name="T2">remove</text:span></text:p></office:annotation>của bao gồm các ý tưởng của statelessness , điều này không có nghĩa là một ứng dụng <office:annotation><dc:creator>chu.anh.tuan </dc:creator><dc:date>2013-10-09T17:06:31</dc:date><text:p text:style-name="P2"><text:span text:style-name="T2">cung cấp</text:span></text:p></office:annotation>cho thấy chức năng của nó không thể có state - trong thực tế , <office:annotation><dc:creator>chu.anh.tuan </dc:creator><dc:date>2013-10-09T17:08:19</dc:date><text:p text:style-name="P2"><text:span text:style-name="T2">sai nghĩa</text:span></text:p></office:annotation>điều này sẽ làm cho toàn bộ cách tiếp cận khá vô dụng trong hầu hết các tình huống. <office:annotation><dc:creator>chu.anh.tuan </dc:creator><dc:date>2013-10-09T17:10:35</dc:date><text:p text:style-name="P2"><text:span text:style-name="T2">sai nghĩa, REST ám chỉ rằng state <text:s/>hoặc là được chuyển về trạng thái của resource</text:span></text:p></office:annotation>REST ủy thác state được hoặc biến resource state, hoặc lưu giữ trên máy khách<office:annotation><dc:creator>chu.anh.tuan </dc:creator><dc:date>2013-10-09T17:13:32</dc:date><text:p text:style-name="P2"><text:span text:style-name="T2">không chính xác</text:span></text:p></office:annotation>. Nói cách khác, một máy chủ không cần phải giữ lại một số loại state giao cho bất kỳ khách hàng giao tiếp với hơn một yêu cầu duy nhất . Lý do rõ ràng nhất cho điều này là khả năng mở rộng - số lượng khách hàng tương tác sẽ ảnh hưởng nghiêm trọng <office:annotation><dc:creator>chu.anh.tuan </dc:creator><dc:date>2013-10-09T17:15:42</dc:date><text:p text:style-name="P2"><text:span text:style-name="T2">ko dịch nổi :D</text:span></text:p></office:annotation>dấu chân của máy chủ nếu nó phải giữ client state. (Lưu ý rằng điều này thường đòi hỏi một số thiết kế lại - bạn có thể không chỉ đơn giản là dính một URI <office:annotation><dc:creator>chu.anh.tuan </dc:creator><dc:date>2013-10-09T17:17:13</dc:date><text:p text:style-name="P2"><text:span text:style-name="T2">check</text:span></text:p></office:annotation>để một số session và gọi nó là RESTful . )</text:p>
      <text:p text:style-name="Text_20_body">Nhưng có những khía cạnh khác mà có thể quan trọng hơn nhiều : statelessness <office:annotation><dc:creator>chu.anh.tuan </dc:creator><dc:date>2013-10-09T17:21:03</dc:date><text:p text:style-name="P2"><text:span text:style-name="T2">sai nghĩa</text:span></text:p></office:annotation>hạn chế cô lập các khách hàng chống lại những thay đổi trên máy chủ vì nó không phụ thuộc vào sự nói chuyện với cùng một máy chủ trong hai yêu cầu liên tiếp . Một khách hàng có thể nhận được một tài liệu có chứa các liên kết từ các máy chủ , và trong khi nó thực hiện một số quá trình, máy chủ có thể được tắt, đĩa cứng của nó có thể được tách ra và được thay thế , phần mềm có thể được cập nhật và khởi động lại - và nếu khách hàng đi theo một trong các liên kết đã nhận được từ máy chủ , nó sẽ không nhận biết được</text:p>
      <text:h text:style-name="Heading_20_2" text:outline-level="2">REST trong lý thuyết</text:h>
      <text:p text:style-name="Text_20_body">Tôi có một lời thú nhận: Những gì tôi đã giải thích không thực sự là REST, và tôi có thể nhận được phản ứng không tốt vì đơn giản hóa quá nhiều. Nhưng tôi muốn có 1 sự bắt đầukhác một chút so <text:soft-page-break/>với bình thường, vì vậy tôi đã không cung cấp nền tảng chính thức và lịch sử của REST ở đầu bài viết. Hãy để tôi cố gắng giải quyết vấn đề này, nếu có phần nào đó quá tóm tắt. Đầu tiên, tôi <office:annotation><dc:creator>chu.anh.tuan </dc:creator><dc:date>2013-10-09T17:40:50</dc:date><text:p text:style-name="P2"><text:span text:style-name="T2">hết sức tránh nói về</text:span></text:p></office:annotation>chống lại sự quan tâm đến việc phân biệt REST từ chính HTTP và việc sử dụng HTTP trong phương pháp RESTful. Để hiểu mối quan hệ giữa những khía cạnh này, chúng ta cần phải để ý tới lịch sử của REST. Khái niệm REST được định nghĩa bởi Roy T.Fielding trong đồ án tốt nghiệ PhD của ông (<text:a xlink:type="simple" xlink:href="http://www.ics.uci.edu/%7Efielding/pubs/dissertation/top.htm">http://www.ics.uci.edu/~fielding/pubs/dissertation/top.htm</text:a>). Roy đã là một trong những nhà thiết kế chính của nhiều giao thức web, bao gồm cả HTTP và URI, và <office:annotation><dc:creator>chu.anh.tuan </dc:creator><dc:date>2013-10-09T17:44:33</dc:date><text:p text:style-name="P2"><text:span text:style-name="T2">sai nghĩa</text:span></text:p></office:annotation>ông chính thức hóa rất nhiều ý tưởng khi chúng đang ở trong tài liệu. (Luận án được coi là "kinh thánh về REST", và đúng là như vậy -. Sau tất cả, tác giả phát minh ra thuật ngữ, vì vậy theo định nghĩa, bất cứ điều gì ông đã viết về nó phải được xem xét). Trong luận án, đầu tiên Roy xác định một phương pháp để nói chuyện về kiểu kiến ​​trúc - <office:annotation><dc:creator>chu.anh.tuan </dc:creator><dc:date>2013-10-09T17:45:27</dc:date><text:p text:style-name="P2"><text:span text:style-name="T2">không nên dịch</text:span></text:p></office:annotation>cấp cao, mô hình trừu tượng thể hiện những ý tưởng cốt lõi đằng sau <office:annotation><dc:creator>chu.anh.tuan </dc:creator><dc:date>2013-10-09T17:46:05</dc:date><text:p text:style-name="P2"><text:span text:style-name="T2">remove</text:span></text:p></office:annotation>một cách tiếp cận kiến trúc. Mỗi kiểu ​​trúc đi kèm với một tập các ràng buộc để xác định nó. Ví dụ về các phong cách kiến ​​trúc bao gồm các "null style" (mà không có hạn chế ở tất cả), pipe và các bộ lọc, khách hàng / máy chủ, các đối tượng phân phối và - bạn đoán ra nó – REST. Nếu tất cả những thứ này khá trừu tượng đối với bạn, tức là bạn đã đúng - REST trong chính nó là một phong cách cao cấp có thể được thực hiện sử dụng nhiều công nghệ khác nhau, và khởi tạo giá trị sử dụng khác nhau cho các thuộc tính trừu tượng của nó. Ví dụ, REST bao gồm các khái niệm về resource và một interface thống nhất - ví dụ ý tưởng là mọi resources cần <office:annotation><dc:creator>chu.anh.tuan </dc:creator><dc:date>2013-10-09T17:49:38</dc:date><text:p text:style-name="P2"><text:span text:style-name="T2">sai nghĩa</text:span></text:p></office:annotation>đáp ứng các phương pháp tương tự. <office:annotation><dc:creator>chu.anh.tuan </dc:creator><dc:date>2013-10-09T17:50:04</dc:date><text:p text:style-name="P2"><text:span text:style-name="T2">sai ý</text:span></text:p></office:annotation>Nhưng REST không nói trước với các phương pháp này có thể được, hoặc có bao nhiêu người trong số họ nên có. Một "hóa thân" của phong cách REST là HTTP (và một tập hợp các thiết lập liên quan đến các tiêu chuẩn, chẳng hạn như URI), hoặc hơi trừu tượng hơn: <office:annotation><dc:creator>chu.anh.tuan </dc:creator><dc:date>2013-10-09T17:52:08</dc:date><text:p text:style-name="P2"><text:span text:style-name="T2">sai ý</text:span></text:p></office:annotation>kiến trúc của chính trang web đó. Tiếp tục ví dụ trên, HTTP "khởi tạo" các interface thống nhất REST với một điều đặc biệt, bao gồm các động từ(GET, POST...) của HTTP. Như Roy đã xác định kiểu REST sau Web - hoặc ít nhất, hầu hết là đã được "thực hiện", người ta có thể tranh luận <office:annotation><dc:creator>chu.anh.tuan </dc:creator><dc:date>2013-10-09T17:55:30</dc:date><text:p text:style-name="P2"><text:span text:style-name="T2">sai ý</text:span></text:p></office:annotation>cho dù đó chắc chắn là một trận đấu. Nhưng trong mọi trường hợp <office:annotation><dc:creator>chu.anh.tuan </dc:creator><dc:date>2013-10-09T17:55:49</dc:date><text:p text:style-name="P2"><text:span text:style-name="T2">nào đó</text:span></text:p></office:annotation>, <office:annotation><dc:creator>chu.anh.tuan </dc:creator><dc:date>2013-10-09T17:56:04</dc:date><text:p text:style-name="P2"><text:span text:style-name="T2">trên web</text:span></text:p></office:annotation>các trang web, HTTP và URI là chủ yếu, <office:annotation><dc:creator>chu.anh.tuan </dc:creator><dc:date>2013-10-09T17:56:50</dc:date><text:p text:style-name="P2"><text:span text:style-name="T2">check</text:span></text:p></office:annotation>chắc chắn là trường hợp duy nhất có liên quan đến toàn bộ phương pháp REST. Và như Roy Fielding là cả tác giả của luận án REST và đã có một ảnh hưởng mạnh mẽ về thiết kế kiến trúc web, điều này không đến một cách bất ngờ.</text:p>
      <text:p text:style-name="Text_20_body">Cuối cùng, tôi đã sử dụng thuật ngữ "RESTful HTTP" theo thời gian, vì một lý do đơn giản: Nhiều ứng dụng sử dụng HTTP không tuân theo các nguyên tắc của REST - và với một số lời ngụy biện, có thể nói rằng việc sử dụng HTTP mà không tuân theo các nguyên tắc REST là <office:annotation><dc:creator>chu.anh.tuan </dc:creator><dc:date>2013-10-09T17:59:20</dc:date><text:p text:style-name="P2"><text:span text:style-name="T2">sỉ nhục :D</text:span></text:p></office:annotation>lợi dụng HTTP. Tất nhiên điều này có vẻ một chút <office:annotation><dc:creator>chu.anh.tuan </dc:creator><dc:date>2013-10-09T17:59:55</dc:date><text:p text:style-name="P2"><text:span text:style-name="T2">sôt sắng</text:span></text:p></office:annotation>cố gắng - và trong thực tế thường có những lý do tại sao người ta sẽ vi phạm vào ràng buộc REST, chỉ đơn giản bởi vì mỗi hạn chế gây ra một số thương mại có thể không được chấp nhận trong một số tình huống cụ thể. Nhưng <office:annotation><dc:creator>chu.anh.tuan </dc:creator><dc:date>2013-10-09T18:00:46</dc:date><text:p text:style-name="P2"><text:span text:style-name="T2">thông thường</text:span></text:p></office:annotation>thường xuyên, <office:annotation><dc:creator>chu.anh.tuan </dc:creator><dc:date>2013-10-09T18:01:03</dc:date><text:p text:style-name="P2"><text:span text:style-name="T2">ràng buộc</text:span></text:p></office:annotation>hạn chế còn REST là <office:annotation><dc:creator>chu.anh.tuan </dc:creator><dc:date>2013-10-09T18:02:28</dc:date><text:p text:style-name="P2"><text:span text:style-name="T2">sai ý</text:span></text:p></office:annotation>vi phạm đơn giản là do thiếu sự hiểu biết về lợi ích của nó. Để cung cấp một ví dụ đặc biệt: việc sử dụng HTTP GET để gọi các hoạt động như xóa một đối tượng vi phạm hạn chế an toàn của REST và cảm giác chung (khách hàng không thể chịu trách nhiệm, mà có lẽ không phải những gì các nhà phát triển máy chủ dự định). Nhưng hơn hết, những sự lạm dụng khác, sẽ viết trong một bài viết tiếp theo.</text:p>
      <text:h text:style-name="Heading_20_2" text:outline-level="2">Summary</text:h>
      <text:p text:style-name="Text_20_body">Trong bài biết này, tôi đã cố gắng cung cấp 1 bài giới thiệu nhanh về những khái niệm đằng sau REST, kiến trúc của Web. 1 sự tiếp cận RESTful HTTP để lộ chức năng khác với RPC, Distributed Objects, và các dịch vụ Web; Sẽ phải có một số thay đổi trong ý nghĩ để thực sự hiểu được sự khác biệt này. Nhận thức về các nguyên tắc REST là mang lại lợi ích cho dù bạn đang xây dựng các ứng dụng tiếp xúc với một giao diện người dùng web hoặc chỉ muốn chuyển ứng dụng API của bạ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anh.tuan </meta:initial-creator>
    <meta:creation-date>2013-10-08T14:53:05</meta:creation-date>
    <dc:date>2013-10-09T18:02:38</dc:date>
    <dc:creator>chu.anh.tuan </dc:creator>
    <meta:editing-duration>P1DT3H9M9S</meta:editing-duration>
    <meta:editing-cycles>106</meta:editing-cycles>
    <meta:generator>LibreOffice/3.5$Linux_X86_64 LibreOffice_project/350m1$Build-2</meta:generator>
    <meta:document-statistic meta:table-count="0" meta:image-count="3" meta:object-count="0" meta:page-count="7" meta:paragraph-count="55" meta:word-count="4882" meta:character-count="22136" meta:non-whitespace-character-count="17351"/>
  </office:meta>
</office:document-meta>
</file>